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окружность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число точек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число попаданий </text:p>
          </table:table-cell>
          <table:table-cell office:value-type="float" office:value="796" calcext:value-type="float">
            <text:p>796</text:p>
          </table:table-cell>
          <table:table-cell office:value-type="float" office:value="3957" calcext:value-type="float">
            <text:p>3957</text:p>
          </table:table-cell>
          <table:table-cell office:value-type="float" office:value="11743" calcext:value-type="float">
            <text:p>11743</text:p>
          </table:table-cell>
          <table:table-cell office:value-type="float" office:value="39153" calcext:value-type="float">
            <text:p>39153</text:p>
          </table:table-cell>
          <table:table-cell office:value-type="float" office:value="78205" calcext:value-type="float">
            <text:p>7820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4*[.B2]/[.B1]" office:value-type="float" office:value="3.184" calcext:value-type="float">
            <text:p>3.184</text:p>
          </table:table-cell>
          <table:table-cell table:formula="of:=4*[.C2]/[.C1]" office:value-type="float" office:value="3.1656" calcext:value-type="float">
            <text:p>3.1656</text:p>
          </table:table-cell>
          <table:table-cell table:formula="of:=4*[.D2]/[.D1]" office:value-type="float" office:value="3.13146666666667" calcext:value-type="float">
            <text:p>3.13146666666667</text:p>
          </table:table-cell>
          <table:table-cell table:formula="of:=4*[.E2]/[.E1]" office:value-type="float" office:value="3.13224" calcext:value-type="float">
            <text:p>3.13224</text:p>
          </table:table-cell>
          <table:table-cell table:formula="of:=4*[.F2]/[.F1]" office:value-type="float" office:value="3.1282" calcext:value-type="float">
            <text:p>3.1282</text:p>
          </table:table-cell>
        </table:table-row>
      </table:table>
      <table:table table:name="сфера" table:style-name="ta1"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число точек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,b,c=1</text:p>
          </table:table-cell>
        </table:table-row>
        <table:table-row table:style-name="ro1">
          <table:table-cell office:value-type="string" calcext:value-type="string">
            <text:p>число попаданий </text:p>
          </table:table-cell>
          <table:table-cell office:value-type="float" office:value="547" calcext:value-type="float">
            <text:p>547</text:p>
          </table:table-cell>
          <table:table-cell office:value-type="float" office:value="2601" calcext:value-type="float">
            <text:p>2601</text:p>
          </table:table-cell>
          <table:table-cell office:value-type="float" office:value="7772" calcext:value-type="float">
            <text:p>7772</text:p>
          </table:table-cell>
          <table:table-cell office:value-type="float" office:value="26209" calcext:value-type="float">
            <text:p>26209</text:p>
          </table:table-cell>
          <table:table-cell office:value-type="float" office:value="52474" calcext:value-type="float">
            <text:p>52474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formula="of:=8*[.B2]/[.B1]" office:value-type="float" office:value="4.376" calcext:value-type="float">
            <text:p>4.376</text:p>
          </table:table-cell>
          <table:table-cell table:formula="of:=8*[.C2]/[.C1]" office:value-type="float" office:value="4.1616" calcext:value-type="float">
            <text:p>4.1616</text:p>
          </table:table-cell>
          <table:table-cell table:formula="of:=8*[.D2]/[.D1]" office:value-type="float" office:value="4.14506666666667" calcext:value-type="float">
            <text:p>4.14506666666667</text:p>
          </table:table-cell>
          <table:table-cell table:formula="of:=8*[.E2]/[.E1]" office:value-type="float" office:value="4.19344" calcext:value-type="float">
            <text:p>4.19344</text:p>
          </table:table-cell>
          <table:table-cell table:formula="of:=8*[.F2]/[.F1]" office:value-type="float" office:value="4.19792" calcext:value-type="float">
            <text:p>4.19792</text:p>
          </table:table-cell>
          <table:table-cell/>
        </table:table-row>
      </table:table>
      <table:table table:name="эллипсойд" table:style-name="ta1">
        <table:table-column table:style-name="co2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число точек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=2,b=3,c=4</text:p>
          </table:table-cell>
        </table:table-row>
        <table:table-row table:style-name="ro1">
          <table:table-cell office:value-type="string" calcext:value-type="string">
            <text:p>число попаданий </text:p>
          </table:table-cell>
          <table:table-cell office:value-type="float" office:value="527" calcext:value-type="float">
            <text:p>527</text:p>
          </table:table-cell>
          <table:table-cell office:value-type="float" office:value="2632" calcext:value-type="float">
            <text:p>2632</text:p>
          </table:table-cell>
          <table:table-cell office:value-type="float" office:value="7921" calcext:value-type="float">
            <text:p>7921</text:p>
          </table:table-cell>
          <table:table-cell office:value-type="float" office:value="26346" calcext:value-type="float">
            <text:p>26346</text:p>
          </table:table-cell>
          <table:table-cell office:value-type="float" office:value="52512" calcext:value-type="float">
            <text:p>5251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formula="of:=8*2*3*4*[.B2]/[.B1]" office:value-type="float" office:value="101.184" calcext:value-type="float">
            <text:p>101.184</text:p>
          </table:table-cell>
          <table:table-cell table:formula="of:=8*2*3*4*[.C2]/[.C1]" office:value-type="float" office:value="101.0688" calcext:value-type="float">
            <text:p>101.0688</text:p>
          </table:table-cell>
          <table:table-cell table:formula="of:=8*2*3*4*[.D2]/[.D1]" office:value-type="float" office:value="101.3888" calcext:value-type="float">
            <text:p>101.3888</text:p>
          </table:table-cell>
          <table:table-cell table:formula="of:=8*2*3*4*[.E2]/[.E1]" office:value-type="float" office:value="101.16864" calcext:value-type="float">
            <text:p>101.16864</text:p>
          </table:table-cell>
          <table:table-cell table:formula="of:=8*2*3*4*[.F2]/[.F1]" office:value-type="float" office:value="100.82304" calcext:value-type="float">
            <text:p>100.823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 style:data-style-name="N2" text:time-value="09:16:59.892418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9:26:08.284067783</meta:creation-date>
    <dc:date>2020-02-17T09:36:48.680382861</dc:date>
    <meta:editing-duration>PT38M53S</meta:editing-duration>
    <meta:editing-cycles>10</meta:editing-cycles>
    <meta:generator>LibreOffice/5.3.7.2.0$Linux_x86 LibreOffice_project/30m0$Build-2</meta:generator>
    <meta:document-statistic meta:table-count="3" meta:cell-count="56" meta:object-count="0"/>
  </office:meta>
</office:document-meta>
</file>